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320094522DBF0AD83B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20.07cm" fo:min-width="29.98cm"/>
    </style:style>
    <style:style style:name="gr3" style:family="graphic" style:parent-style-name="standard">
      <style:graphic-properties svg:stroke-width="0.081cm" draw:marker-start-width="0.322cm" draw:marker-end-width="0.322cm" svg:stroke-opacity="100%" draw:opacity="50%" draw:textarea-horizontal-align="justify" draw:textarea-vertical-align="middle" draw:auto-grow-height="false" fo:min-height="5.354cm" fo:min-width="15.804cm" fo:padding-top="0.166cm" fo:padding-bottom="0.166cm" fo:padding-left="0.291cm" fo:padding-right="0.291cm" fo:wrap-option="wrap"/>
    </style:style>
    <style:style style:name="gr4" style:family="graphic" style:parent-style-name="standard">
      <style:graphic-properties svg:stroke-width="0.081cm" draw:marker-start-width="0.322cm" draw:marker-end-width="0.322cm" svg:stroke-opacity="100%" draw:opacity="50%" draw:textarea-horizontal-align="justify" draw:textarea-vertical-align="middle" draw:auto-grow-height="false" fo:min-height="0.21cm" fo:min-width="14.76cm" fo:padding-top="0.166cm" fo:padding-bottom="0.166cm" fo:padding-left="0.291cm" fo:padding-right="0.291cm" fo:wrap-option="wrap"/>
    </style:style>
    <style:style style:name="gr5" style:family="graphic" style:parent-style-name="standard">
      <style:graphic-properties svg:stroke-width="0.081cm" draw:marker-start-width="0.322cm" draw:marker-end-width="0.322cm" svg:stroke-opacity="100%" draw:opacity="50%" draw:textarea-horizontal-align="justify" draw:textarea-vertical-align="middle" draw:auto-grow-height="false" fo:min-height="0.21cm" fo:min-width="0.761cm" fo:padding-top="0.166cm" fo:padding-bottom="0.166cm" fo:padding-left="0.291cm" fo:padding-right="0.291cm" fo:wrap-option="wrap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85%"/>
      <style:paragraph-properties fo:text-align="center"/>
    </style:style>
    <style:style style:name="P3" style:family="paragraph">
      <loext:graphic-properties draw:opacity="5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FreeMono1" fo:font-size="12pt" style:font-size-asian="12pt" style:font-size-complex="12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style:font-name="FreeMon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0.479cm" svg:height="20.319cm" svg:x="0cm" svg:y="0cm">
          <draw:image xlink:href="Pictures/10000001000004B000000320094522DBF0AD83B6.png" xlink:type="simple" xlink:show="embed" xlink:actuate="onLoad" draw:mime-type="image/png">
            <text:p/>
          </draw:image>
        </draw:frame>
        <draw:custom-shape draw:style-name="gr2" draw:text-style-name="P2" draw:layer="layout" svg:width="30.48cm" svg:height="20.32cm" svg:x="-0.001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7cm" svg:height="6.3cm" svg:x="3cm" svg:y="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5.4cm" svg:height="0.6cm" svg:x="4.6cm" svg:y="15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5.4cm" svg:height="0.6cm" svg:x="4.6cm" svg:y="16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5.4cm" svg:height="0.6cm" svg:x="4.6cm" svg:y="1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5.4cm" svg:height="0.6cm" svg:x="4.6cm" svg:y="18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4.4cm" svg:y="16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6cm" svg:y="16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4.4cm" svg:y="18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6cm" svg:y="18.4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4.4cm" svg:y="6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6cm" svg:y="6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4.4cm" svg:y="7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6cm" svg:y="7.5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7cm" svg:height="6.3cm" svg:x="3cm" svg:y="9cm">
          <draw:text-box>
            <text:p text:style-name="P4"><text:span text:style-name="T1">each_patient_mrs_dist_post_stroke</text:span></text:p>
          </draw:text-box>
        </draw:frame>
        <draw:frame draw:style-name="gr7" draw:text-style-name="P5" draw:layer="layout" svg:width="15.4cm" svg:height="0.884cm" svg:x="4.6cm" svg:y="15.916cm">
          <draw:text-box>
            <text:p text:style-name="P4"><text:span text:style-name="T1">each_patient_mrs_post_stroke</text:span></text:p>
          </draw:text-box>
        </draw:frame>
        <draw:frame draw:style-name="gr7" draw:text-style-name="P5" draw:layer="layout" svg:width="15.4cm" svg:height="0.884cm" svg:x="4.6cm" svg:y="16.601cm">
          <draw:text-box>
            <text:p text:style-name="P4"><text:span text:style-name="T1">each_patient_mrs_shift</text:span></text:p>
          </draw:text-box>
        </draw:frame>
        <draw:frame draw:style-name="gr7" draw:text-style-name="P5" draw:layer="layout" svg:width="15.5cm" svg:height="0.884cm" svg:x="4.5cm" svg:y="17.701cm">
          <draw:text-box>
            <text:p text:style-name="P4"><text:span text:style-name="T1">each_patient_utility_post_stroke</text:span></text:p>
          </draw:text-box>
        </draw:frame>
        <draw:frame draw:style-name="gr7" draw:text-style-name="P5" draw:layer="layout" svg:width="15.4cm" svg:height="0.884cm" svg:x="4.6cm" svg:y="18.402cm">
          <draw:text-box>
            <text:p text:style-name="P4"><text:span text:style-name="T1">each_patient_utility_shift</text:span></text:p>
          </draw:text-box>
        </draw:frame>
        <draw:frame draw:style-name="gr8" draw:text-style-name="P5" draw:layer="layout" svg:width="5.9cm" svg:height="1.099cm" svg:x="24.8cm" svg:y="5.901cm">
          <draw:text-box>
            <text:p text:style-name="P4"><text:span text:style-name="T1">mrs_not_treated</text:span></text:p>
          </draw:text-box>
        </draw:frame>
        <draw:frame draw:style-name="gr7" draw:text-style-name="P5" draw:layer="layout" svg:width="6.9cm" svg:height="0.884cm" svg:x="23.8cm" svg:y="8.416cm">
          <draw:text-box>
            <text:p text:style-name="P4"><text:span text:style-name="T1">utility_not_treated</text:span></text:p>
          </draw:text-box>
        </draw:frame>
        <draw:frame draw:style-name="gr7" draw:text-style-name="P5" draw:layer="layout" svg:width="5.3cm" svg:height="0.884cm" svg:x="18.8cm" svg:y="6.816cm">
          <draw:text-box>
            <text:p text:style-name="P4"><text:span text:style-name="T1">mrs_no_effect</text:span></text:p>
          </draw:text-box>
        </draw:frame>
        <draw:frame draw:style-name="gr7" draw:text-style-name="P5" draw:layer="layout" svg:width="6.5cm" svg:height="0.884cm" svg:x="17.7cm" svg:y="7.316cm">
          <draw:text-box>
            <text:p text:style-name="P4"><text:span text:style-name="T1">utility_no_effect</text:span></text:p>
          </draw:text-box>
        </draw:frame>
        <draw:frame draw:style-name="gr8" draw:text-style-name="P5" draw:layer="layout" svg:width="6.1cm" svg:height="1.099cm" svg:x="19.8cm" svg:y="15.5cm">
          <draw:text-box>
            <text:p text:style-name="P4"><text:span text:style-name="T1">valid_patients_</text:span></text:p>
            <text:p text:style-name="P4"><text:span text:style-name="T1">mean_mrs_shift</text:span></text:p>
          </draw:text-box>
        </draw:frame>
        <draw:frame draw:style-name="gr8" draw:text-style-name="P5" draw:layer="layout" svg:width="6.2cm" svg:height="1.099cm" svg:x="19.5cm" svg:y="19.2cm">
          <draw:text-box>
            <text:p text:style-name="P4"><text:span text:style-name="T1">valid_patients_</text:span></text:p>
            <text:p text:style-name="P4"><text:span text:style-name="T1">mean_utility_shift</text:span></text:p>
          </draw:text-box>
        </draw:frame>
        <draw:frame draw:style-name="gr8" draw:text-style-name="P5" draw:layer="layout" svg:width="6.8cm" svg:height="1.099cm" svg:x="24cm" svg:y="14.416cm">
          <draw:text-box>
            <text:p text:style-name="P4"><text:span text:style-name="T1">treated_patients_</text:span></text:p>
            <text:p text:style-name="P4"><text:span text:style-name="T1">mean_mrs_shift</text:span></text:p>
          </draw:text-box>
        </draw:frame>
        <draw:frame draw:style-name="gr8" draw:text-style-name="P5" draw:layer="layout" svg:width="9.3cm" svg:height="1.099cm" svg:x="21.6cm" svg:y="17.3cm">
          <draw:text-box>
            <text:p text:style-name="P4"><text:span text:style-name="T1">treated_patients_</text:span></text:p>
            <text:p text:style-name="P4"><text:span text:style-name="T1">mean_utility_shift</text:span></text:p>
          </draw:text-box>
        </draw:frame>
        <draw:line draw:style-name="gr9" draw:text-style-name="P1" draw:layer="layout" svg:x1="28.5cm" svg:y1="6.6cm" svg:x2="27.5cm" svg:y2="7.1cm">
          <text:p/>
        </draw:line>
        <draw:line draw:style-name="gr9" draw:text-style-name="P1" draw:layer="layout" svg:x1="28.5cm" svg:y1="8.416cm" svg:x2="27.501cm" svg:y2="7.8cm">
          <text:p/>
        </draw:line>
        <draw:line draw:style-name="gr9" draw:text-style-name="P1" draw:layer="layout" svg:x1="23.301cm" svg:y1="7.2cm" svg:x2="24.3cm" svg:y2="7.2cm">
          <text:p/>
        </draw:line>
        <draw:line draw:style-name="gr9" draw:text-style-name="P1" draw:layer="layout" svg:x1="23.301cm" svg:y1="7.8cm" svg:x2="24.3cm" svg:y2="7.8cm">
          <text:p/>
        </draw:line>
        <draw:line draw:style-name="gr9" draw:text-style-name="P1" draw:layer="layout" svg:x1="23.2cm" svg:y1="19.3cm" svg:x2="24.2cm" svg:y2="18.7cm">
          <text:p/>
        </draw:line>
        <draw:line draw:style-name="gr9" draw:text-style-name="P1" draw:layer="layout" svg:x1="29.2cm" svg:y1="18.399cm" svg:x2="27.7cm" svg:y2="18.701cm">
          <text:p/>
        </draw:line>
        <draw:line draw:style-name="gr9" draw:text-style-name="P1" draw:layer="layout" svg:x1="23cm" svg:y1="16.599cm" svg:x2="24.2cm" svg:y2="16.801cm">
          <text:p/>
        </draw:line>
        <draw:line draw:style-name="gr9" draw:text-style-name="P1" draw:layer="layout" svg:x1="27.5cm" svg:y1="15.515cm" svg:x2="27.001cm" svg:y2="16.245cm">
          <text:p/>
        </draw:lin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30.479cm" svg:height="20.319cm" svg:x="0cm" svg:y="0cm">
          <draw:image xlink:href="Pictures/10000001000004B000000320094522DBF0AD83B6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8cm" svg:x="1cm" svg:y="3.273cm"/>
      <draw:page-thumbnail draw:layer="backgroundobjects" svg:width="8.999cm" svg:height="5.998cm" svg:x="1cm" svg:y="11.849cm"/>
      <draw:page-thumbnail draw:layer="backgroundobjects" svg:width="8.999cm" svg:height="5.998cm" svg:x="1cm" svg:y="20.425cm"/>
      <draw:page-thumbnail draw:layer="backgroundobjects" svg:width="8.999cm" svg:height="5.998cm" svg:x="11cm" svg:y="3.273cm"/>
      <draw:page-thumbnail draw:layer="backgroundobjects" svg:width="8.999cm" svg:height="5.998cm" svg:x="11cm" svg:y="11.849cm"/>
      <draw:page-thumbnail draw:layer="backgroundobjects" svg:width="8.999cm" svg:height="5.998cm" svg:x="11cm" svg:y="20.42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8T08:42:12.269156794</meta:creation-date>
    <dc:date>2023-08-18T13:29:21.784218223</dc:date>
    <meta:editing-duration>PT7H9M40S</meta:editing-duration>
    <meta:editing-cycles>18</meta:editing-cycles>
    <meta:generator>LibreOffice/7.3.7.2$Linux_X86_64 LibreOffice_project/30$Build-2</meta:generator>
    <meta:document-statistic meta:object-count="62"/>
  </office:meta>
</office:document-meta>
</file>